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9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BLE: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bsite: </text:p>
          </table:table-cell>
          <table:table-cell office:value-type="string" calcext:value-type="string">
            <text:p>Include License?:</text:p>
          </table:table-cell>
          <table:table-cell office:value-type="string" calcext:value-type="string">
            <text:p>Lincens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github.com/FullScreenShenanigan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T License: https://en.wikipedia.org/wiki/MIT_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chrometana.theo.li/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weirdtube.wtf/" xlink:type="simple">http://www.weirdtube.wtf/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YACS-RCOS/yacs" xlink:type="simple">https://github.com/YACS-RCOS/yacs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rcos.io/projects/submitty/submitty/profile" xlink:type="simple">https://rcos.io/projects/submitty/submitty/profile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T Licens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1:34:03.389465942</meta:creation-date>
    <dc:date>2016-09-16T11:37:55.017981190</dc:date>
    <meta:editing-duration>PT3M52S</meta:editing-duration>
    <meta:editing-cycles>1</meta:editing-cycles>
    <meta:document-statistic meta:table-count="1" meta:cell-count="19" meta:object-count="0"/>
    <meta:generator>LibreOffice/5.1.4.2$Linux_X86_64 LibreOffice_project/10m0$Build-2</meta:generator>
  </office:meta>
</office:document-meta>
</file>